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a6a6" loext:fill-use-slide-background="false" draw:textarea-horizontal-align="justify" draw:textarea-vertical-align="middle" draw:auto-grow-height="false" fo:min-height="15.315cm" fo:min-width="31.233cm"/>
    </style:style>
    <style:style style:name="gr2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22.61cm" fo:min-width="31.25cm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15.308cm" fo:min-width="7.437cm"/>
    </style:style>
    <style:style style:name="gr4" style:family="graphic" style:parent-style-name="standard">
      <style:graphic-properties svg:stroke-color="#000000" draw:fill="solid" draw:fill-color="#dde8cb" loext:fill-use-slide-background="false" draw:textarea-horizontal-align="justify" draw:textarea-vertical-align="middle" draw:auto-grow-height="false" fo:min-height="22.61cm" fo:min-width="23.574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4.195cm" fo:min-width="6.167cm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vertical-align="middle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4.513cm" fo:min-width="6.167cm"/>
    </style:style>
    <style:style style:name="gr9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7.053cm" fo:min-width="23.947cm"/>
    </style:style>
    <style:style style:name="gr1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vertical-align="middle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92cm"/>
      <style:paragraph-properties style:writing-mode="lr-tb"/>
    </style:style>
    <style:style style:name="gr1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35cm" fo:min-width="7.437cm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vertical-align="middle" fo:min-height="4.267cm"/>
      <style:paragraph-properties style:writing-mode="lr-tb"/>
    </style:style>
    <style:style style:name="gr14" style:family="graphic" style:parent-style-name="objectwithoutfill">
      <style:graphic-properties draw:stroke="dash" draw:stroke-dash="Double_20_Dash_20__28_Rounded_29_" svg:stroke-width="0.106cm" svg:stroke-color="#2a6099" draw:marker-start-width="0.358cm" draw:marker-end="Arrowheads_20_3" draw:marker-end-width="0.458cm" svg:stroke-linecap="round" draw:fill="none" draw:textarea-vertical-align="top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draw:stroke="dash" draw:stroke-dash="Double_20_Dash_20__28_Rounded_29_" svg:stroke-width="0.106cm" svg:stroke-color="#00a933" draw:marker-start-width="0.358cm" draw:marker-end="Arrowheads_20_3" draw:marker-end-width="0.458cm" svg:stroke-linecap="round" draw:fill="none" draw:textarea-vertical-align="bottom" fo:padding-top="0.177cm" fo:padding-bottom="0.177cm" fo:padding-left="0.302cm" fo:padding-right="0.302cm"/>
      <style:paragraph-properties style:writing-mode="lr-tb"/>
    </style:style>
    <style:style style:name="gr16" style:family="graphic" style:parent-style-name="objectwithoutfill">
      <style:graphic-properties draw:stroke="dash" draw:stroke-dash="Double_20_Dash_20_Dot_20__28_Rounded_29_" svg:stroke-width="0.106cm" svg:stroke-color="#8d1d75" draw:marker-start="Arrowheads_20_4" draw:marker-start-width="0.458cm" draw:marker-end="Arrowheads_20_5" draw:marker-end-width="0.458cm" svg:stroke-linecap="round" draw:fill="none" draw:textarea-vertical-align="top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5ce" loext:fill-use-slide-background="false" draw:textarea-horizontal-align="justify" draw:textarea-vertical-align="middle" draw:auto-grow-height="false" fo:min-height="4.83cm" fo:min-width="7.437cm"/>
    </style:style>
    <style:style style:name="gr18" style:family="graphic" style:parent-style-name="objectwithoutfill" style:list-style-name="L1">
      <style:graphic-properties draw:stroke="dash" draw:stroke-dash="Double_20_Dash_20__28_Rounded_29_" svg:stroke-width="0.106cm" svg:stroke-color="#2a6099" draw:marker-start-width="0.358cm" draw:marker-end="Arrowheads_20_6" draw:marker-end-width="0.458cm" svg:stroke-linecap="round" draw:fill="none" draw:textarea-vertical-align="top" fo:padding-top="0.177cm" fo:padding-bottom="0.177cm" fo:padding-left="0.302cm" fo:padding-right="0.302cm"/>
      <style:paragraph-properties style:writing-mode="lr-tb"/>
    </style:style>
    <style:style style:name="gr19" style:family="graphic" style:parent-style-name="objectwithoutfill" style:list-style-name="L1">
      <style:graphic-properties draw:stroke="dash" draw:stroke-dash="Double_20_Dash_20__28_Rounded_29_" svg:stroke-width="0.053cm" svg:stroke-color="#808080" draw:marker-start-width="0.279cm" draw:marker-end="Arrowheads_20_6" draw:marker-end-width="0.379cm" svg:stroke-linecap="round" draw:fill="none" draw:textarea-vertical-align="top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126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655cm" fo:min-width="6.168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24" style:family="graphic" style:parent-style-name="objectwithoutfill" style:list-style-name="L1">
      <style:graphic-properties draw:stroke="dash" draw:stroke-dash="Double_20_Dash_20__28_Rounded_29_" svg:stroke-width="0.053cm" svg:stroke-color="#808080" draw:marker-start-width="0.279cm" draw:marker-end="Arrowheads_20_9" draw:marker-end-width="0.379cm" svg:stroke-linecap="round" draw:fill="none" draw:textarea-vertical-align="botto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2.291cm" fo:min-width="6.167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fo:min-height="2.291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4.578cm" fo:min-width="6.167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middle" fo:min-height="3.007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2.29cm" fo:min-width="6.167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fo:min-height="2.291cm"/>
      <style:paragraph-properties style:writing-mode="lr-tb"/>
    </style:style>
    <style:style style:name="gr31" style:family="graphic" style:parent-style-name="standard">
      <style:graphic-properties draw:stroke="dash" draw:stroke-dash="Double_20_Dash_20_Dot" svg:stroke-width="0.106cm" svg:stroke-color="#2a6099" draw:marker-start-width="0.358cm" draw:marker-end="Arrowheads_20_10" draw:marker-end-width="0.358cm" svg:stroke-linecap="butt" draw:textarea-vertical-align="top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>
      <style:graphic-properties svg:stroke-width="0.035cm" svg:stroke-color="#808080" draw:marker-start-width="0.252cm" draw:marker-end="Arrowheads_20_10" draw:marker-end-width="0.252cm" svg:stroke-linecap="round" draw:textarea-vertical-align="middle" fo:padding-top="0.142cm" fo:padding-bottom="0.142cm" fo:padding-left="0.267cm" fo:padding-right="0.267cm"/>
      <style:paragraph-properties style:writing-mode="lr-tb"/>
    </style:style>
    <style:style style:name="gr33" style:family="graphic" style:parent-style-name="objectwithoutfill">
      <style:graphic-properties svg:stroke-color="#808080" draw:marker-end="Arrowheads_20_11" draw:marker-end-width="0.3cm" draw:fill="none" draw:textarea-vertical-align="middle"/>
    </style:style>
    <style:style style:name="gr34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fo:min-height="1.30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fo:min-height="3.0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38" style:family="graphic" style:parent-style-name="objectwithoutfill">
      <style:graphic-properties draw:stroke="dash" draw:stroke-dash="Double_20_Dash_20_Dot_20__28_Rounded_29_" svg:stroke-width="0.106cm" svg:stroke-color="#c9211e" draw:marker-start="Arrowheads_20_15" draw:marker-start-width="0.358cm" draw:marker-end="" draw:marker-end-width="0.458cm" svg:stroke-linecap="round" draw:fill="none" draw:textarea-vertical-align="botto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draw:fill="none" loext:fill-use-slide-background="false" draw:textarea-horizontal-align="justify" draw:textarea-vertical-align="middle" draw:auto-grow-height="false" fo:min-height="7.107cm" fo:min-width="9.025cm"/>
    </style:style>
    <style:style style:name="gr40" style:family="graphic" style:parent-style-name="objectwithoutfill">
      <style:graphic-properties draw:stroke="dash" draw:stroke-dash="Double_20_Dash_20_Dot" svg:stroke-width="0.106cm" draw:marker-start-width="0.359cm" draw:marker-end="Arrowheads_20_17" draw:marker-end-width="0.459cm" svg:stroke-linecap="butt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fo:min-height="7.053cm"/>
      <style:paragraph-properties style:writing-mode="lr-tb"/>
    </style:style>
    <style:style style:name="gr42" style:family="graphic" style:parent-style-name="objectwithoutfill">
      <style:graphic-properties draw:stroke="dash" draw:stroke-dash="Double_20_Dash_20_Dot" svg:stroke-width="0.106cm" svg:stroke-color="#c9211e" draw:marker-start-width="0.359cm" draw:marker-end="Arrowheads_20_17" draw:marker-end-width="0.459cm" svg:stroke-linecap="butt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draw:stroke="dash" draw:stroke-dash="Double_20_Dash_20__28_Rounded_29_" svg:stroke-width="0.106cm" svg:stroke-color="#00a933" draw:marker-start-width="0.359cm" draw:marker-end="Arrowheads_20_17" draw:marker-end-width="0.459cm" svg:stroke-linecap="round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draw:stroke="solid" draw:stroke-dash="Double_20_Dash_20__28_Rounded_29_" svg:stroke-width="0.053cm" svg:stroke-color="#808080" draw:marker-start-width="0.28cm" draw:marker-end="Arrowheads_20_17" draw:marker-end-width="0.38cm" svg:stroke-linecap="round" draw:fill="none" draw:textarea-vertical-align="middle" fo:padding-top="0.152cm" fo:padding-bottom="0.152cm" fo:padding-left="0.277cm" fo:padding-right="0.277cm"/>
    </style:style>
    <style:style style:name="gr45" style:family="graphic" style:parent-style-name="objectwithoutfill">
      <style:graphic-properties svg:stroke-color="#808080" draw:marker-end="Arrowheads_20_20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e8cb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fff5c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text-properties fo:font-size="54pt" style:font-size-asian="54pt" style:font-size-complex="54pt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loext:graphic-properties draw:fill="none" draw:fill-color="#ffffff"/>
      <style:paragraph-properties fo:text-align="start"/>
    </style:style>
    <style:style style:name="T1" style:family="text">
      <style:text-properties fo:color="#000000" loext:opacity="100%" fo:background-color="transparen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31.733cm" svg:height="15.565cm" svg:x="1.652cm" svg:y="25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75cm" svg:height="22.86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37cm" svg:height="15.558cm" svg:x="4.606cm" svg:y="6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.074cm" svg:height="22.86cm" svg:x="34.337cm" svg:y="1.635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667cm" svg:height="4.445cm" svg:x="5.241cm" svg:y="8.30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715cm" svg:height="4.517cm" svg:x="5.241cm" svg:y="8.302cm">
          <draw:text-box>
            <text:p text:style-name="P7">README.md</text:p>
            <text:p text:style-name="P7">renv.lock</text:p>
            <text:p text:style-name="P7">R/</text:p>
            <text:p>data/</text:p>
            <text:p text:style-name="P7">+- <text:s/>input/</text:p>
            <text:p text:style-name="P7">+- <text:s/>output/</text:p>
          </draw:text-box>
        </draw:frame>
        <draw:frame draw:style-name="gr7" draw:text-style-name="P9" draw:layer="layout" svg:width="7.937cm" svg:height="0.962cm" svg:x="4.606cm" svg:y="6.715cm">
          <draw:text-box>
            <text:p text:style-name="P4">ResearchProj</text:p>
          </draw:text-box>
        </draw:frame>
        <draw:custom-shape draw:style-name="gr8" draw:text-style-name="P6" xml:id="id11" draw:id="id11" draw:layer="layout" svg:width="6.667cm" svg:height="4.763cm" svg:x="5.241cm" svg:y="13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4.447cm" svg:height="7.303cm" svg:x="6.715cm" svg:y="29.8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6.667cm" svg:height="4.445cm" svg:x="23.542cm" svg:y="31.79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715cm" svg:height="4.517cm" svg:x="23.542cm" svg:y="31.797cm">
          <draw:text-box>
            <text:p text:style-name="P7">README.md</text:p>
            <text:p text:style-name="P7">renv.lock</text:p>
            <text:p text:style-name="P7">R/</text:p>
            <text:p>data/</text:p>
            <text:p text:style-name="P7">+- <text:s/>input/</text:p>
            <text:p text:style-name="P7">+- <text:s/>output/</text:p>
          </draw:text-box>
        </draw:frame>
        <draw:frame draw:style-name="gr11" draw:text-style-name="P10" draw:layer="layout" svg:width="7.937cm" svg:height="0.962cm" svg:x="24.813cm" svg:y="29.892cm">
          <draw:text-box>
            <text:p text:style-name="P4">ResearchProj</text:p>
          </draw:text-box>
        </draw:frame>
        <draw:custom-shape draw:style-name="gr12" draw:text-style-name="P3" xml:id="id2" draw:id="id2" draw:layer="layout" svg:width="7.937cm" svg:height="6.985cm" svg:x="37.195cm" svg:y="15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67cm" svg:height="4.445cm" svg:x="37.83cm" svg:y="17.51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715cm" svg:height="4.517cm" svg:x="37.83cm" svg:y="17.51cm">
          <draw:text-box>
            <text:p text:style-name="P7">README.md</text:p>
            <text:p text:style-name="P7">renv.lock</text:p>
            <text:p text:style-name="P7">R/</text:p>
            <text:p>data/</text:p>
            <text:p text:style-name="P7">+- <text:s/>input/</text:p>
            <text:p text:style-name="P7">+- <text:s/>output/</text:p>
          </draw:text-box>
        </draw:frame>
        <draw:frame draw:style-name="gr7" draw:text-style-name="P9" draw:layer="layout" svg:width="7.937cm" svg:height="0.962cm" svg:x="37.195cm" svg:y="15.923cm">
          <draw:text-box>
            <text:p text:style-name="P4">ResearchProj</text:p>
          </draw:text-box>
        </draw:frame>
        <draw:connector draw:style-name="gr14" draw:text-style-name="P12" draw:layer="layout" svg:x1="11.908cm" svg:y1="10.524cm" svg:x2="37.195cm" svg:y2="19.097cm" draw:start-shape="id1" draw:start-glue-point="1" draw:end-shape="id2" svg:d="M11908 10524h12643v8573h12644" svg:viewBox="0 0 25288 8574">
          <text:p text:style-name="P11"><text:s text:c="3"/></text:p>
          <text:p text:style-name="P11">Push code and data/input to GitHub</text:p>
        </draw:connector>
        <draw:connector draw:style-name="gr15" draw:text-style-name="P13" draw:layer="layout" draw:line-skew="1.088cm" svg:x1="45.132cm" svg:y1="19.097cm" svg:x2="30.209cm" svg:y2="34.019cm" draw:start-shape="id2" draw:start-glue-point="1" draw:end-shape="id3" draw:end-glue-point="1" svg:d="M45132 19097h1588v14922h-16511" svg:viewBox="0 0 16512 14923">
          <text:p text:style-name="P4">Get code and input from GH</text:p>
        </draw:connector>
        <draw:connector draw:style-name="gr16" draw:text-style-name="P16" draw:layer="layout" svg:x1="18.938cm" svg:y1="31.797cm" svg:x2="11.908cm" svg:y2="15.011cm" draw:start-shape="id4" draw:start-glue-point="0" draw:end-shape="id5" draw:end-glue-point="1" svg:d="M18938 31797v-16786h-7030" svg:viewBox="0 0 7031 16787">
          <text:p text:style-name="P14"><text:s text:c="4"/>Send restart-hpc.rds</text:p>
          <text:p text:style-name="P15">Get diagnostics</text:p>
          <text:p text:style-name="P15">Get HPC estimates</text:p>
          <text:p text:style-name="P15"/>
          <text:p text:style-name="P15"><text:s text:c="3"/></text:p>
        </draw:connector>
        <draw:custom-shape draw:style-name="gr17" draw:text-style-name="P17" xml:id="id6" draw:id="id6" draw:layer="layout" svg:width="7.937cm" svg:height="5.08cm" draw:transform="skewX (0.00191986217719376) translate (17.828cm 4.492cm)">
          <text:p/>
          <draw:enhanced-geometry svg:viewBox="0 0 21600 21600" draw:type="rectangle" draw:enhanced-path="M 0 0 L 21600 0 21600 21600 0 21600 0 0 Z N"/>
        </draw:custom-shape>
        <draw:frame draw:style-name="gr7" draw:text-style-name="P9" xml:id="id14" draw:id="id14" draw:layer="layout" svg:width="7.937cm" svg:height="1.673cm" svg:x="17.813cm" svg:y="4.81cm">
          <draw:text-box>
            <text:p text:style-name="P4">EpiModelHIV-p</text:p>
            <text:p text:style-name="P4">@researchproj</text:p>
          </draw:text-box>
        </draw:frame>
        <draw:custom-shape draw:style-name="gr17" draw:text-style-name="P17" xml:id="id7" draw:id="id7" draw:layer="layout" svg:width="7.937cm" svg:height="5.08cm" draw:transform="skewX (0.00191986217719376) translate (37.195cm 6.397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37cm" svg:height="1.673cm" svg:x="37.18cm" svg:y="6.715cm">
          <draw:text-box>
            <text:p text:style-name="P4">EpiModelHIV-p</text:p>
            <text:p text:style-name="P4">@ReasearchProj</text:p>
          </draw:text-box>
        </draw:frame>
        <draw:connector draw:style-name="gr18" draw:text-style-name="P19" draw:layer="layout" draw:line-skew="3.498cm" svg:x1="25.76cm" svg:y1="7.032cm" svg:x2="37.19cm" svg:y2="8.937cm" draw:start-shape="id6" draw:start-glue-point="1" draw:end-shape="id7" draw:end-glue-point="3" svg:d="M25760 7032h9212v1905h2218" svg:viewBox="0 0 11431 1906">
          <text:p text:style-name="P18"><text:span text:style-name="T1"/></text:p>
          <text:p text:style-name="P18"><text:span text:style-name="T1">Once they are </text:span><text:span text:style-name="T1">locally tested</text:span></text:p>
          <text:p text:style-name="P18"><text:span text:style-name="T1">Push changes to </text:span><text:span text:style-name="T1">GitHub</text:span></text:p>
        </draw:connector>
        <draw:connector draw:style-name="gr19" draw:text-style-name="P21" draw:layer="layout" svg:x1="54.195cm" svg:y1="8.937cm" svg:x2="41.163cm" svg:y2="6.397cm" draw:start-shape="id8" draw:start-glue-point="0" draw:end-shape="id7" draw:end-glue-point="0" svg:d="M54195 8937v-3041h-13032v501" svg:viewBox="0 0 13033 3042">
          <text:p text:style-name="P18"/>
          <text:p text:style-name="P20"><text:span text:style-name="T2">Merge changes </text:span></text:p>
          <text:p text:style-name="P20"><text:span text:style-name="T2">from @main</text:span></text:p>
        </draw:connector>
        <draw:frame draw:style-name="gr20" draw:text-style-name="P23" draw:layer="layout" svg:width="13.943cm" svg:height="2.376cm" svg:x="2.005cm" svg:y="2.184cm">
          <draw:text-box>
            <text:p text:style-name="P22"><text:span text:style-name="T3">Local Computer</text:span></text:p>
          </draw:text-box>
        </draw:frame>
        <draw:frame draw:style-name="gr20" draw:text-style-name="P23" draw:layer="layout" svg:width="6.429cm" svg:height="2.376cm" svg:x="51.165cm" svg:y="2.905cm">
          <draw:text-box>
            <text:p text:style-name="P22"><text:span text:style-name="T3">GitHub</text:span></text:p>
          </draw:text-box>
        </draw:frame>
        <draw:frame draw:style-name="gr21" draw:text-style-name="P23" draw:layer="layout" svg:width="4.763cm" svg:height="2.376cm" svg:x="28.457cm" svg:y="38.147cm">
          <draw:text-box>
            <text:p text:style-name="P22"><text:span text:style-name="T3">HPC</text:span></text:p>
          </draw:text-box>
        </draw:frame>
        <draw:custom-shape draw:style-name="gr22" draw:text-style-name="P6" draw:layer="layout" svg:width="6.668cm" svg:height="1.905cm" svg:x="18.462cm" svg:y="7.032cm">
          <text:p/>
          <draw:enhanced-geometry svg:viewBox="0 0 21600 21600" draw:type="rectangle" draw:enhanced-path="M 0 0 L 21600 0 21600 21600 0 21600 0 0 Z N"/>
        </draw:custom-shape>
        <draw:frame draw:style-name="gr23" draw:text-style-name="P10" xml:id="id13" draw:id="id13" draw:layer="layout" svg:width="7.938cm" svg:height="1.905cm" svg:x="17.827cm" svg:y="7.032cm">
          <draw:text-box>
            <text:p text:style-name="P4">EpiModel Modules</text:p>
          </draw:text-box>
        </draw:frame>
        <draw:custom-shape draw:style-name="gr17" draw:text-style-name="P17" xml:id="id8" draw:id="id8" draw:layer="layout" svg:width="7.937cm" svg:height="5.08cm" draw:transform="skewX (0.00191986217719376) translate (50.227cm 8.937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37cm" svg:height="1.673cm" svg:x="50.212cm" svg:y="9.255cm">
          <draw:text-box>
            <text:p text:style-name="P4">EpiModelHIV-p</text:p>
            <text:p text:style-name="P4">@main</text:p>
          </draw:text-box>
        </draw:frame>
        <draw:custom-shape draw:style-name="gr22" draw:text-style-name="P6" draw:layer="layout" svg:width="6.668cm" svg:height="1.905cm" svg:x="37.83cm" svg:y="8.937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668cm" svg:height="1.905cm" svg:x="37.83cm" svg:y="8.937cm">
          <draw:text-box>
            <text:p text:style-name="P4">EpiModel Modules</text:p>
          </draw:text-box>
        </draw:frame>
        <draw:custom-shape draw:style-name="gr22" draw:text-style-name="P6" draw:layer="layout" svg:width="6.668cm" svg:height="1.905cm" svg:x="50.861cm" svg:y="11.477cm">
          <text:p/>
          <draw:enhanced-geometry svg:viewBox="0 0 21600 21600" draw:type="rectangle" draw:enhanced-path="M 0 0 L 21600 0 21600 21600 0 21600 0 0 Z N"/>
        </draw:custom-shape>
        <draw:connector draw:style-name="gr24" draw:text-style-name="P19" draw:layer="layout" draw:line-skew="1.404cm 1.268cm" svg:x1="41.153cm" svg:y1="11.477cm" svg:x2="50.222cm" svg:y2="11.477cm" draw:start-shape="id7" draw:start-glue-point="2" draw:end-shape="id8" draw:end-glue-point="3" svg:d="M41153 11477v1905h7789v-1905h1280" svg:viewBox="0 0 9070 1906">
          <text:p text:style-name="P20">PR back to @main <text:s/></text:p>
          <text:p text:style-name="P20">(Done by admins)</text:p>
        </draw:connector>
        <draw:custom-shape draw:style-name="gr25" draw:text-style-name="P6" xml:id="id9" draw:id="id9" draw:layer="layout" svg:width="6.667cm" svg:height="2.541cm" svg:x="5.241cm" svg:y="18.78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715cm" svg:height="2.541cm" svg:x="5.241cm" svg:y="18.78cm">
          <draw:text-box>
            <text:p text:style-name="P7">workflows/</text:p>
            <text:p text:style-name="P7">+- wf1/</text:p>
            <text:p text:style-name="P7">+- wf2/</text:p>
          </draw:text-box>
        </draw:frame>
        <draw:custom-shape draw:style-name="gr27" draw:text-style-name="P6" xml:id="id4" draw:id="id4" draw:layer="layout" svg:width="6.667cm" svg:height="4.828cm" svg:x="15.605cm" svg:y="31.797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5.715cm" svg:height="3.257cm" svg:x="15.605cm" svg:y="31.797cm">
          <draw:text-box>
            <text:p text:style-name="P7">data/</text:p>
            <text:p text:style-name="P7"><text:span text:style-name="T4">+-</text:span> <text:s/>intermediate/</text:p>
            <text:p text:style-name="P7">| <text:s text:c="3"/>+- <text:s/>estimates/</text:p>
            <text:p text:style-name="P7">| <text:s text:c="3"/>+- <text:s/>diagnostics/</text:p>
          </draw:text-box>
        </draw:frame>
        <draw:custom-shape draw:style-name="gr29" draw:text-style-name="P6" xml:id="id10" draw:id="id10" draw:layer="layout" svg:width="6.667cm" svg:height="2.54cm" svg:x="7.667cm" svg:y="31.797cm">
          <text:p/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5.715cm" svg:height="2.541cm" svg:x="7.667cm" svg:y="31.797cm">
          <draw:text-box>
            <text:p text:style-name="P7">workflows/</text:p>
            <text:p text:style-name="P7">+- wf1/</text:p>
            <text:p text:style-name="P7">+- wf2/</text:p>
          </draw:text-box>
        </draw:frame>
        <draw:connector draw:style-name="gr31" draw:text-style-name="P11" draw:layer="layout" svg:x1="11.908cm" svg:y1="20.05cm" svg:x2="14.334cm" svg:y2="33.067cm" draw:start-shape="id9" draw:start-glue-point="1" draw:end-shape="id10" svg:d="M11908 20050h2926v13017h-500" svg:viewBox="0 0 2927 13018">
          <text:p text:style-name="P11"/>
          <text:p text:style-name="P11"/>
          <text:p text:style-name="P11"/>
          <text:p text:style-name="P11">Send workflows <text:s text:c="10"/></text:p>
          <text:p text:style-name="P11">to HPC</text:p>
        </draw:connector>
        <draw:connector draw:style-name="gr32" draw:text-style-name="P4" draw:layer="layout" draw:type="curve" draw:line-skew="0.582cm -0.231cm" svg:x1="11cm" svg:y1="34.337cm" svg:x2="15.605cm" svg:y2="34.211cm" draw:start-shape="id10" draw:start-glue-point="2" draw:end-shape="id4" draw:end-glue-point="3" svg:d="M11000 34337c0 1624 1869 1353 2696 916s609-1042 1909-1042" svg:viewBox="0 0 4606 1378">
          <text:p text:style-name="P4"/>
          <text:p text:style-name="P4"/>
        </draw:connector>
        <draw:connector draw:style-name="gr33" draw:text-style-name="P12" draw:layer="layout" draw:type="curve" draw:line-skew="-1.47cm" svg:x1="5.241cm" svg:y1="10.524cm" svg:x2="5.241cm" svg:y2="15.763cm" draw:start-shape="id1" draw:start-glue-point="3" draw:end-shape="id11" draw:end-glue-point="3" svg:d="M5241 10524c-2958 0-2958 5239 0 5239" svg:viewBox="0 0 2219 5240">
          <text:p/>
        </draw:connector>
        <draw:connector draw:style-name="gr34" draw:text-style-name="P12" draw:layer="layout" draw:type="curve" draw:line-skew="-2.422cm" svg:x1="5.241cm" svg:y1="10.524cm" svg:x2="5.241cm" svg:y2="20.05cm" draw:start-shape="id1" draw:start-glue-point="3" draw:end-shape="id9" draw:end-glue-point="3" svg:d="M5241 10524c-4386 0-4386 9526 0 9526" svg:viewBox="0 0 3290 9527">
          <text:p/>
        </draw:connector>
        <draw:frame draw:style-name="gr35" draw:text-style-name="P8" draw:layer="layout" svg:width="5.715cm" svg:height="1.673cm" svg:x="15.605cm" svg:y="34.769cm">
          <draw:text-box>
            <text:p text:style-name="P7">| <text:s text:c="3"/>+- <text:s/>calibration/</text:p>
            <text:p text:style-name="P7">| <text:s text:c="3"/>+- <text:s/>scenarios/</text:p>
          </draw:text-box>
        </draw:frame>
        <draw:frame draw:style-name="gr36" draw:text-style-name="P8" xml:id="id5" draw:id="id5" draw:layer="layout" svg:width="6.667cm" svg:height="3.257cm" svg:x="5.241cm" svg:y="13.383cm">
          <draw:text-box>
            <text:p text:style-name="P7">data/</text:p>
            <text:p text:style-name="P7"><text:span text:style-name="T4">+-</text:span> <text:s/>intermediate/</text:p>
            <text:p text:style-name="P7">| <text:s text:c="3"/>+- <text:s/>estimates/</text:p>
            <text:p text:style-name="P7">| <text:s text:c="3"/>+- <text:s/>diagnostics/</text:p>
          </draw:text-box>
        </draw:frame>
        <draw:frame draw:style-name="gr37" draw:text-style-name="P8" xml:id="id12" draw:id="id12" draw:layer="layout" svg:width="6.667cm" svg:height="1.673cm" svg:x="5.241cm" svg:y="16.355cm">
          <draw:text-box>
            <text:p text:style-name="P7">| <text:s text:c="3"/>+- <text:s/>calibration/</text:p>
            <text:p text:style-name="P7">| <text:s text:c="3"/>+- <text:s/>scenarios/</text:p>
          </draw:text-box>
        </draw:frame>
        <draw:connector draw:style-name="gr38" draw:text-style-name="P13" draw:layer="layout" draw:line-skew="-0.884cm 2.291cm" svg:x1="5.241cm" svg:y1="17.191cm" svg:x2="18.938cm" svg:y2="36.625cm" draw:start-shape="id12" draw:start-glue-point="3" draw:end-shape="id4" draw:end-glue-point="2" svg:d="M5241 17191h-1384v22226h15081v-2792" svg:viewBox="0 0 15082 22227">
          <text:p text:style-name="P15">Get assessments <text:s/></text:p>
          <text:p text:style-name="P15">Get the best batch for restart point selection <text:s/></text:p>
        </draw:connector>
        <draw:custom-shape draw:style-name="gr39" draw:text-style-name="P12" draw:layer="layout" svg:width="9.525cm" svg:height="7.357cm" svg:x="47.99cm" svg:y="33.385cm">
          <text:p/>
          <draw:enhanced-geometry svg:viewBox="0 0 21600 21600" draw:type="rectangle" draw:enhanced-path="M 0 0 L 21600 0 21600 21600 0 21600 0 0 Z N"/>
        </draw:custom-shape>
        <draw:connector draw:style-name="gr40" draw:text-style-name="P12" draw:layer="layout" svg:x1="48.307cm" svg:y1="35.159cm" svg:x2="52.099cm" svg:y2="35.159cm" svg:d="M48307 35159h3792" svg:viewBox="0 0 3793 1">
          <text:p/>
        </draw:connector>
        <draw:frame draw:style-name="gr41" draw:text-style-name="P9" draw:layer="layout" svg:width="5.715cm" svg:height="7.303cm" svg:x="52.117cm" svg:y="34.709cm">
          <draw:text-box>
            <text:p>SCP from Local</text:p>
            <text:p/>
            <text:p>SCP from HPC</text:p>
            <text:p/>
            <text:p>GIT from GitHub</text:p>
            <text:p/>
            <text:p>Internal</text:p>
          </draw:text-box>
        </draw:frame>
        <draw:connector draw:style-name="gr42" draw:text-style-name="P12" draw:layer="layout" svg:x1="48.325cm" svg:y1="36.614cm" svg:x2="52.117cm" svg:y2="36.614cm" svg:d="M48325 36614h3792" svg:viewBox="0 0 3793 1">
          <text:p/>
        </draw:connector>
        <draw:connector draw:style-name="gr43" draw:text-style-name="P12" draw:layer="layout" svg:x1="48.343cm" svg:y1="38.002cm" svg:x2="52.135cm" svg:y2="38.002cm" svg:d="M48343 38002h3792" svg:viewBox="0 0 3793 1">
          <text:p/>
        </draw:connector>
        <draw:connector draw:style-name="gr44" draw:text-style-name="P12" draw:layer="layout" svg:x1="48.307cm" svg:y1="39.472cm" svg:x2="52.099cm" svg:y2="39.472cm" svg:d="M48307 39472h3792" svg:viewBox="0 0 3793 1">
          <text:p/>
        </draw:connector>
        <draw:connector draw:style-name="gr45" draw:text-style-name="P12" draw:layer="layout" draw:type="curve" draw:line-skew="-1.09cm" svg:x1="17.827cm" svg:y1="7.984cm" svg:x2="17.813cm" svg:y2="5.646cm" draw:start-shape="id13" draw:start-glue-point="3" draw:end-shape="id14" draw:end-glue-point="3" svg:d="M17827 7984c-2406 0-2399-2338-14-2338" svg:viewBox="0 0 1805 2339">
          <text:p/>
        </draw:connector>
        <draw:frame draw:style-name="gr46" draw:text-style-name="P24" draw:layer="layout" svg:width="4.128cm" svg:height="1.905cm" svg:x="13.699cm" svg:y="7.032cm">
          <draw:text-box>
            <text:p text:style-name="P11">Local development</text:p>
          </draw:text-box>
        </draw:frame>
        <draw:frame draw:style-name="gr23" draw:text-style-name="P10" draw:layer="layout" svg:width="6.351cm" svg:height="1.905cm" svg:x="50.861cm" svg:y="11.477cm">
          <draw:text-box>
            <text:p text:style-name="P4">EpiModel Modul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7 20 13" svg:d="M0 20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1013 1130" svg:d="M1009 1050l-449-1008-22-30-29-12-34 12-21 26-449 1012-5 13v8l5 21 12 21 17 13 21 4h903l21-4 21-13 9-21 4-21v-8z"/>
    <draw:marker draw:name="Arrowheads_20_17" draw:display-name="Arrowheads 17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3:17:11.788131165</meta:creation-date>
    <dc:date>2023-02-08T14:08:13.795827951</dc:date>
    <meta:editing-duration>PT25M31S</meta:editing-duration>
    <meta:editing-cycles>15</meta:editing-cycles>
    <meta:generator>LibreOffice/7.5.0.3$Linux_X86_64 LibreOffice_project/50$Build-3</meta:generator>
    <meta:document-statistic meta:object-count="59"/>
  </office:meta>
</office:document-meta>
</file>